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6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7"/>
          <table:table-cell table:style-name="ce19" office:value-type="string" calcext:value-type="string">
            <text:p>1543.1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1=</text:p>
          </table:table-cell>
          <table:table-cell office:value-type="string" calcext:value-type="string">
            <text:p>10.5583.</text:p>
          </table:table-cell>
          <table:table-cell office:value-type="string" calcext:value-type="string">
            <text:p>1277.56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Default"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09:16:41.4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29T09:22:45.815000000</dc:date>
    <meta:editing-duration>P5DT9H9M56S</meta:editing-duration>
    <meta:editing-cycles>2085</meta:editing-cycles>
    <meta:document-statistic meta:table-count="4" meta:cell-count="11515" meta:object-count="0"/>
  </office:meta>
</office:document-meta>
</file>